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00%" fo:text-align="start" style:justify-single-word="false"/>
      <style:text-properties style:font-name="Open Sans" fo:font-size="12pt" fo:font-weight="normal" officeooo:rsid="000930d4" officeooo:paragraph-rsid="0011f14f" style:font-size-asian="12pt" style:font-weight-asian="normal" style:font-size-complex="12pt" style:font-weight-complex="normal"/>
    </style:style>
    <style:style style:name="P2" style:family="paragraph" style:parent-style-name="Standard">
      <style:paragraph-properties fo:line-height="100%" fo:text-align="start" style:justify-single-word="false"/>
      <style:text-properties style:font-name="Open Sans" fo:font-size="12pt" officeooo:paragraph-rsid="00213c7b" style:font-size-asian="12pt" style:font-size-complex="12pt"/>
    </style:style>
    <style:style style:name="P3" style:family="paragraph" style:parent-style-name="Standard">
      <style:paragraph-properties fo:line-height="100%" fo:text-align="start" style:justify-single-word="false"/>
      <style:text-properties fo:color="#000000" style:font-name="Open Sans" fo:font-size="12pt" style:text-underline-style="none" fo:font-weight="normal" officeooo:rsid="00208807" officeooo:paragraph-rsid="00213c7b" style:font-size-asian="12pt" style:font-weight-asian="normal" style:font-size-complex="12pt" style:font-weight-complex="normal"/>
    </style:style>
    <style:style style:name="P4" style:family="paragraph" style:parent-style-name="Standard">
      <style:paragraph-properties fo:line-height="100%" fo:text-align="start" style:justify-single-word="false"/>
      <style:text-properties fo:color="#000000" style:font-name="Open Sans" fo:font-size="12pt" style:text-underline-style="none" fo:font-weight="normal" officeooo:rsid="0011f14f" officeooo:paragraph-rsid="00213c7b" style:font-size-asian="12pt" style:font-weight-asian="normal" style:font-size-complex="12pt" style:font-weight-complex="normal"/>
    </style:style>
    <style:style style:name="P5" style:family="paragraph" style:parent-style-name="Standard">
      <style:paragraph-properties fo:line-height="100%" fo:text-align="start" style:justify-single-word="false"/>
      <style:text-properties officeooo:paragraph-rsid="00213c7b"/>
    </style:style>
    <style:style style:name="P6" style:family="paragraph" style:parent-style-name="Standard">
      <style:paragraph-properties fo:line-height="100%" fo:text-align="start" style:justify-single-word="false"/>
      <style:text-properties fo:color="#000000" style:font-name="Open Sans1" style:text-underline-style="none" fo:font-weight="normal" officeooo:rsid="001a4f2c" officeooo:paragraph-rsid="001e0e95" style:font-weight-asian="normal" style:font-weight-complex="normal"/>
    </style:style>
    <style:style style:name="P7" style:family="paragraph" style:parent-style-name="Standard">
      <style:paragraph-properties fo:line-height="100%" fo:text-align="start" style:justify-single-word="false"/>
      <style:text-properties fo:color="#000000" style:font-name="Open Sans1" style:text-underline-style="none" fo:font-weight="normal" officeooo:rsid="001a4f2c" officeooo:paragraph-rsid="001a4f2c" style:font-weight-asian="normal" style:font-weight-complex="normal"/>
    </style:style>
    <style:style style:name="P8" style:family="paragraph" style:parent-style-name="Standard">
      <style:paragraph-properties fo:line-height="100%" fo:text-align="start" style:justify-single-word="false"/>
      <style:text-properties fo:color="#000000" style:font-name="Open Sans1" style:text-underline-style="none" fo:font-weight="normal" officeooo:rsid="001befd6" officeooo:paragraph-rsid="001befd6" style:font-weight-asian="normal" style:font-weight-complex="normal"/>
    </style:style>
    <style:style style:name="P9" style:family="paragraph" style:parent-style-name="Standard">
      <style:paragraph-properties fo:line-height="100%" fo:text-align="start" style:justify-single-word="false"/>
      <style:text-properties officeooo:paragraph-rsid="00213c7b"/>
    </style:style>
    <style:style style:name="P10" style:family="paragraph" style:parent-style-name="Standard">
      <style:paragraph-properties fo:line-height="100%" fo:text-align="start" style:justify-single-word="false"/>
      <style:text-properties style:font-name="Open Sans1" officeooo:paragraph-rsid="001a4f2c"/>
    </style:style>
    <style:style style:name="P11" style:family="paragraph" style:parent-style-name="Standard">
      <style:paragraph-properties fo:line-height="100%" fo:text-align="start" style:justify-single-word="false"/>
      <style:text-properties style:font-name="Open Sans1" officeooo:paragraph-rsid="001e0e95"/>
    </style:style>
    <style:style style:name="P12" style:family="paragraph" style:parent-style-name="Standard">
      <style:paragraph-properties fo:line-height="100%" fo:text-align="start" style:justify-single-word="false"/>
      <style:text-properties style:font-name="Open Sans1" officeooo:rsid="001a4f2c" officeooo:paragraph-rsid="001a4f2c"/>
    </style:style>
    <style:style style:name="P13" style:family="paragraph" style:parent-style-name="Standard">
      <style:paragraph-properties fo:line-height="100%" fo:text-align="start" style:justify-single-word="false"/>
      <style:text-properties style:font-name="Open Sans1" officeooo:rsid="001befd6" officeooo:paragraph-rsid="001e0e95"/>
    </style:style>
    <style:style style:name="T1" style:family="text">
      <style:text-properties fo:color="#000000" style:text-underline-style="none" officeooo:rsid="00112e92"/>
    </style:style>
    <style:style style:name="T2" style:family="text">
      <style:text-properties fo:color="#000000" style:text-underline-style="none" fo:font-weight="normal" style:font-weight-asian="normal" style:font-weight-complex="normal"/>
    </style:style>
    <style:style style:name="T3" style:family="text">
      <style:text-properties fo:color="#000000" style:text-underline-style="none" fo:font-weight="normal" officeooo:rsid="0011f14f" style:font-weight-asian="normal" style:font-weight-complex="normal"/>
    </style:style>
    <style:style style:name="T4" style:family="text">
      <style:text-properties fo:color="#000000" style:text-underline-style="none" fo:font-weight="normal" officeooo:rsid="00112e92" style:font-weight-asian="normal" style:font-weight-complex="normal"/>
    </style:style>
    <style:style style:name="T5" style:family="text">
      <style:text-properties fo:color="#000000" style:text-underline-style="none" fo:font-weight="normal" officeooo:rsid="000d8265" style:font-weight-asian="normal" style:font-weight-complex="normal"/>
    </style:style>
    <style:style style:name="T6" style:family="text">
      <style:text-properties fo:color="#000000" style:text-underline-style="none" fo:font-weight="normal" officeooo:rsid="001903bc" style:font-weight-asian="normal" style:font-weight-complex="normal"/>
    </style:style>
    <style:style style:name="T7" style:family="text">
      <style:text-properties fo:color="#000000" style:text-underline-style="none" fo:font-weight="normal" officeooo:rsid="001a4f2c" style:font-weight-asian="normal" style:font-weight-complex="normal"/>
    </style:style>
    <style:style style:name="T8" style:family="text">
      <style:text-properties fo:color="#000000" style:text-underline-style="none" fo:font-weight="normal" officeooo:rsid="001befd6" style:font-weight-asian="normal" style:font-weight-complex="normal"/>
    </style:style>
    <style:style style:name="T9" style:family="text">
      <style:text-properties fo:color="#000000" style:text-underline-style="none" fo:font-weight="normal" officeooo:rsid="001e0e95" style:font-weight-asian="normal" style:font-weight-complex="normal"/>
    </style:style>
    <style:style style:name="T10" style:family="text">
      <style:text-properties fo:color="#000000" style:text-underline-style="none" fo:font-weight="normal" officeooo:rsid="001fdf39" style:font-weight-asian="normal" style:font-weight-complex="normal"/>
    </style:style>
    <style:style style:name="T11" style:family="text">
      <style:text-properties fo:color="#000000" style:text-underline-style="none" fo:font-weight="normal" officeooo:rsid="00208807" style:font-weight-asian="normal" style:font-weight-complex="normal"/>
    </style:style>
    <style:style style:name="T12" style:family="text">
      <style:text-properties fo:color="#000000" style:font-name="Open Sans" fo:font-size="12pt" style:text-underline-style="none" fo:font-weight="normal" officeooo:rsid="00112e92" style:font-size-asian="12pt" style:font-weight-asian="normal" style:font-size-complex="12pt" style:font-weight-complex="normal"/>
    </style:style>
    <style:style style:name="T13" style:family="text">
      <style:text-properties fo:color="#000000" style:font-name="Open Sans" fo:font-size="12pt" style:text-underline-style="none" fo:font-weight="normal" officeooo:rsid="0014885d" style:font-size-asian="12pt" style:font-weight-asian="normal" style:font-size-complex="12pt" style:font-weight-complex="normal"/>
    </style:style>
    <style:style style:name="T14" style:family="text">
      <style:text-properties fo:color="#000000" style:font-name="Open Sans" fo:font-size="12pt" style:text-underline-style="none" fo:font-weight="normal" officeooo:rsid="0017c26e" style:font-size-asian="12pt" style:font-weight-asian="normal" style:font-size-complex="12pt" style:font-weight-complex="normal"/>
    </style:style>
    <style:style style:name="T15" style:family="text">
      <style:text-properties fo:color="#000000" style:font-name="Open Sans" fo:font-size="12pt" style:text-underline-style="none" fo:font-weight="normal" officeooo:rsid="0018499d" style:font-size-asian="12pt" style:font-weight-asian="normal" style:font-size-complex="12pt" style:font-weight-complex="normal"/>
    </style:style>
    <style:style style:name="T16" style:family="text">
      <style:text-properties fo:color="#000000" style:font-name="Open Sans" fo:font-size="12pt" style:text-underline-style="none" fo:font-weight="normal" officeooo:rsid="001903bc" style:font-size-asian="12pt" style:font-weight-asian="normal" style:font-size-complex="12pt" style:font-weight-complex="normal"/>
    </style:style>
    <style:style style:name="T17" style:family="text">
      <style:text-properties fo:color="#000000" style:font-name="Open Sans" fo:font-size="12pt" style:text-underline-style="none" fo:font-weight="normal" officeooo:rsid="001a4f2c" style:font-size-asian="12pt" style:font-weight-asian="normal" style:font-size-complex="12pt" style:font-weight-complex="normal"/>
    </style:style>
    <style:style style:name="T18" style:family="text">
      <style:text-properties fo:color="#000000" style:font-name="Open Sans" fo:font-size="12pt" style:text-underline-style="none" fo:font-weight="normal" officeooo:rsid="0011f14f" style:font-size-asian="12pt" style:font-weight-asian="normal" style:font-size-complex="12pt" style:font-weight-complex="normal"/>
    </style:style>
    <style:style style:name="T19" style:family="text">
      <style:text-properties fo:color="#000000" style:font-name="Open Sans" fo:font-size="12pt" style:text-underline-style="none" fo:font-weight="normal" officeooo:rsid="000930d4" style:font-size-asian="12pt" style:font-weight-asian="normal" style:font-size-complex="12pt" style:font-weight-complex="normal"/>
    </style:style>
    <style:style style:name="T20" style:family="text">
      <style:text-properties fo:color="#000000" style:font-name="Open Sans1" style:text-underline-style="none" fo:font-weight="normal" officeooo:rsid="001903bc"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in Editor ist ein Computerprogramm, das zur Erstellung und Verarbeitung von Quellcode und Computerprogrammen benutzt wird.<text:line-break/>Editoren können benutzt werden, um ein alleinstehendes Computerprogramm zu entwickeln, oder um eine Webseite zu erstellen. Quellcode-Editoren verfügen über Funktionen, die speziell entwickelt wurden, um die Eingabe von Quellcode zu vereinfachen und zu beschleunigen, wie Syntaxhervorhebung, Einrückung, Autovervollständigung und Klammerabgleich.<text:line-break/>Diese Editoren bieten auch eine komfortable Möglichkeit, einen Compiler, Interpreter, Debugger oder ein anderes für den Softwareentwicklungsprozess relevantes Programm auszuführen.<text:line-break/></text:p>
      <text:p text:style-name="P2"><text:span text:style-name="T3">Es gibt viele Verschiedene Editoren, jedoch sind es so viele, dass ich nur auf sieben der Bekanntesten eingehen kann.<text:line-break/></text:span><text:span text:style-name="T5"><text:line-break/><text:tab/><text:tab/></text:span><text:span text:style-name="T2">Atom<text:tab/>ist ein kostenloser und Open-Source Text- und Quellcode-Editor <text:tab/><text:tab/>für MacOS, Linux und Microsoft Windows mit Unterstützung für Plug</text:span><text:span text:style-name="T4">ins</text:span><text:span text:style-name="T2">, <text:tab/><text:tab/>die in Node.js geschrieben wurden. </text:span><text:span text:style-name="T4">Der Editor wurde</text:span><text:span text:style-name="T2"> von GitHub <text:tab/><text:tab/><text:tab/>entwickelt.<text:line-break/><text:line-break/><text:tab/><text:tab/>Brackets<text:tab/>ist ein Quellcode-Editor mit einem Schwerpunkt auf <text:line-break/><text:tab/><text:tab/>Webentwicklung. Erstellt von Adobe Systems, ist es kostenlose und </text:span><text:span text:style-name="T4">eine <text:tab/><text:tab/></text:span><text:span text:style-name="T2">Open-Source-Software.<text:line-break/><text:line-break/><text:tab/><text:tab/>Emacs<text:tab/>ist eine Familie von Texteditoren, die sich durch ihre <text:line-break/><text:tab/><text:tab/>Erweiterbarkeit auszeichnen.<text:line-break/><text:line-break/><text:tab/><text:tab/></text:span><text:span text:style-name="T4">G</text:span><text:span text:style-name="T2">edit<text:tab/>ist der Standard-Texteditor der GNOME-Desktopumgebung und <text:tab/><text:tab/>Teil der GNOME-Kernanwendungen.<text:line-break/><text:line-break/><text:tab/><text:tab/>MicrosoftVisual Studio<text:tab/>ist eine </text:span><text:span text:style-name="T4">Integrated </text:span><text:span text:style-name="T2">development environment <text:tab/><text:tab/>(IDE) von Microsoft. Es wird zur Entwicklung von <text:line-break/><text:tab/><text:tab/>Computerprogrammen sowie von Websites, Webanwendungen, <text:line-break/><text:tab/><text:tab/>Webservices und mobilen Anwendungen verwendet.<text:line-break/><text:tab/><text:line-break/><text:tab/><text:tab/>NetBeans<text:tab/>ist eine </text:span><text:span text:style-name="T1">Integrated </text:span><text:span text:style-name="T2"><text:s/>development environment (IDE) für Java. <text:tab/><text:tab/>NetBeans ermöglicht die Entwicklung von Anwendungen aus einer Reihe <text:tab/><text:tab/>von modularen Softwarekomponenten, den sogenannten Modulen.<text:line-break/><text:line-break/><text:tab/><text:tab/>Notepad++<text:tab/>ist ein Texteditor und Quellcode-Editor für die Verwendung <text:tab/><text:tab/>mit Microsoft Windows. Es unterstützt die Bearbeitung von<text:line-break/><text:tab/><text:tab/>Registerkarten, was das Arbeiten mit mehreren geöffneten Dateien in <text:tab/><text:tab/>einem einzigen Fenster <text:line-break/><text:tab/><text:tab/>ermöglicht.<text:line-break/><text:line-break/></text:span><text:soft-page-break/><text:span text:style-name="T2"><text:tab/><text:tab/></text:span><text:span text:style-name="T10">Jetbrains<text:tab/>bietet viele verschieden </text:span><text:span text:style-name="T11">Programme, für viele verschiedene <text:tab/><text:tab/>Programmiersprachen, es gibt also nicht ein Programm, sondern viele <text:tab/><text:tab/>zusammen, die das Programm ausmachen, und es so viel anwendbar <text:tab/><text:tab/>machen.</text:span></text:p>
      <text:p text:style-name="P3"/>
      <text:p text:style-name="P5"><text:span text:style-name="T18">Diese Editoren unterscheiden sich in ihrem Interface, der Kompatibilitäts-Möglichkeiten und der Möglichkeiten der Zusatzfunktionen, also die <text:s/></text:span><text:span text:style-name="T19">wie Syntaxhervorhebung, Einrückung, Autovervollständigung und Klammerabgleich.</text:span><text:span text:style-name="T18">die das jeweilige Programm bietet.</text:span></text:p>
      <text:p text:style-name="P4"/>
      <text:p text:style-name="P5"><text:span text:style-name="T12">E</text:span><text:span text:style-name="T13">in Web</text:span><text:span text:style-name="T14">b</text:span><text:span text:style-name="T13">rowser ist ein Softwareprogramm,</text:span><text:span text:style-name="T14"> zur Darstellung von Webseiten im Word Wide Web oder allgemein von Dokumenten und Daten. Neben </text:span><text:span text:style-name="T15">HTML-Seiten</text:span><text:span text:style-name="T14"> können Webbrowser auch PDF-Dokumente und Bilder anzeigen. </text:span><text:span text:style-name="T15">Webbrowser stellen eine Benutzeroberfläche für Webanwendungen dar. Mittlerweile wir der Großteil der Benutzeroberfläche zur Darstellung und des anzeigen von Inhalten benutzt. Außerdem hat der Benutzter die Möglichkeit, die Startseite, also die Webseite, die beim öffnen des Programms geöffnet wird zu definieren. Zudem gibt es meist die Möglichkeit, eine URL als Lesezeichen zu Speichern und so schneller darauf zuzugreifen zu können. Meistens gibt es auch die Funktion mehrere Tabs gleichzeitig offen zu haben. <text:line-break/></text:span><text:span text:style-name="T16">Es gibt Browser nicht nur auf Computern, sondern auch auf Mobilendgeräten, wie Handys, hier gibt es, wie auch auf dem Computer eine Vielzahl an verschiedenen <text:line-break/>Webbrowsern, die sich durch ihre Funktionen, Interfaces und Kompatibilität unterscheiden.<text:line-break/><text:line-break/></text:span><text:span text:style-name="T17">Es gibt zahlreiche Browser, manche von ihnen sind für ein speziel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15:13:08.032000000</meta:creation-date>
    <meta:editing-duration>PT6H36M49S</meta:editing-duration>
    <meta:editing-cycles>12</meta:editing-cycles>
    <meta:generator>LibreOffice/6.1.4.2$Windows_X86_64 LibreOffice_project/9d0f32d1f0b509096fd65e0d4bec26ddd1938fd3</meta:generator>
    <dc:date>2019-01-30T14:59:25.594000000</dc:date>
    <meta:document-statistic meta:table-count="0" meta:image-count="0" meta:object-count="0" meta:page-count="2" meta:paragraph-count="4" meta:word-count="445" meta:character-count="3533" meta:non-whitespace-character-count="3017"/>
  </office:meta>
</office:document-meta>
</file>